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20c0" officeooo:paragraph-rsid="001220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 text:c="2"/>Syntezator</text:p>
      <text:p text:style-name="P1"><text:s text:c="2"/>zrobione przez Maciej3210</text:p>
      <text:p text:style-name="P1"><text:s/>*/</text:p>
      <text:p text:style-name="P1"/>
      <text:p text:style-name="P1">// ustaw numer pinów:</text:p>
      <text:p text:style-name="P1">const int buttonPin1 = 2; <text:s text:c="4"/>// pin przycisku 1</text:p>
      <text:p text:style-name="P1">const int buttonPin2 = 3; <text:s text:c="4"/>// pin przycisku 2</text:p>
      <text:p text:style-name="P1">const int buttonPin3 = 4; <text:s text:c="4"/>// pin przycisku 3</text:p>
      <text:p text:style-name="P1">const int buttonPin4 = 5; <text:s text:c="4"/>// pin przycisku 4</text:p>
      <text:p text:style-name="P1">const int buttonPin5 = 6; <text:s text:c="4"/>// pin przycisku 5</text:p>
      <text:p text:style-name="P1">const int buttonPin6 = 7; <text:s text:c="4"/>// pin przycisku 6</text:p>
      <text:p text:style-name="P1">const int buzzer = 9; // buzzer lub głośnik do pinu 9 </text:p>
      <text:p text:style-name="P1">int potPin1 = 2; // pin potencjometru 1</text:p>
      <text:p text:style-name="P1">int potPin2 = 1; // pin potencjometru 2</text:p>
      <text:p text:style-name="P1">int val1 = 0; // zmienna wartości potencjometru 1</text:p>
      <text:p text:style-name="P1">int val2 = 0; // zmienna wartości potencjometru 2</text:p>
      <text:p text:style-name="P1"/>
      <text:p text:style-name="P1"/>
      <text:p text:style-name="P1"/>
      <text:p text:style-name="P1">// variables will change:</text:p>
      <text:p text:style-name="P1">int buttonState1 = 0; <text:s text:c="8"/>// zmienna do czytania statusu przycisku 1</text:p>
      <text:p text:style-name="P1">int buttonState2 = 0; <text:s text:c="8"/>// zmienna do czytania statusu przycisku 2</text:p>
      <text:p text:style-name="P1">int buttonState3 = 0; <text:s text:c="8"/>// zmienna do czytania statusu przycisku 3</text:p>
      <text:p text:style-name="P1">int buttonState4 = 0; <text:s text:c="8"/>// zmienna do czytania statusu przycisku 4</text:p>
      <text:p text:style-name="P1">int buttonState5 = 0; <text:s text:c="8"/>// zmienna do czytania statusu przycisku 5</text:p>
      <text:p text:style-name="P1">int buttonState6 = 0; <text:s text:c="8"/>// zmienna do czytania statusu przycisku 6</text:p>
      <text:p text:style-name="P1"/>
      <text:p text:style-name="P1">void setup() {</text:p>
      <text:p text:style-name="P1"><text:s text:c="2"/>// ustawienie przycisków jako wejście:</text:p>
      <text:p text:style-name="P1"><text:s text:c="2"/>pinMode(buttonPin1, INPUT);</text:p>
      <text:p text:style-name="P1"><text:s text:c="2"/>pinMode(buttonPin2, INPUT);</text:p>
      <text:p text:style-name="P1"><text:s text:c="2"/>pinMode(buttonPin3, INPUT);</text:p>
      <text:p text:style-name="P1"><text:s text:c="2"/>pinMode(buttonPin4, INPUT);</text:p>
      <text:p text:style-name="P1"><text:s text:c="2"/>pinMode(buttonPin5, INPUT);</text:p>
      <text:p text:style-name="P1"><text:s text:c="2"/>pinMode(buttonPin6, INPUT);</text:p>
      <text:p text:style-name="P1"><text:s text:c="2"/>pinMode(buzzer, OUTPUT); // ustawienie buzzera lub głośnika jako wyjście</text:p>
      <text:p text:style-name="P1">}</text:p>
      <text:p text:style-name="P1"/>
      <text:p text:style-name="P1">void loop() {</text:p>
      <text:p text:style-name="P1"><text:s text:c="2"/>// czytanie wartości potencjometrów</text:p>
      <text:p text:style-name="P1"><text:s text:c="2"/>val1 = analogRead(potPin1);</text:p>
      <text:p text:style-name="P1"><text:s text:c="2"/>val2 = analogRead(potPin2);</text:p>
      <text:p text:style-name="P1"><text:s text:c="2"/>delay(10);</text:p>
      <text:p text:style-name="P1"><text:s text:c="2"/>// czytanie wartości przycisków:</text:p>
      <text:p text:style-name="P1"><text:s text:c="2"/>buttonState1 = digitalRead(buttonPin1);</text:p>
      <text:p text:style-name="P1"><text:s text:c="2"/>buttonState2 = digitalRead(buttonPin2);</text:p>
      <text:p text:style-name="P1"><text:s text:c="2"/>buttonState3 = digitalRead(buttonPin3);</text:p>
      <text:p text:style-name="P1"><text:s text:c="2"/>buttonState4 = digitalRead(buttonPin4);</text:p>
      <text:p text:style-name="P1"><text:s text:c="2"/>buttonState5 = digitalRead(buttonPin5);</text:p>
      <text:p text:style-name="P1"><text:s text:c="2"/>buttonState6 = digitalRead(buttonPin6);</text:p>
      <text:p text:style-name="P1"/>
      <text:p text:style-name="P1"><text:soft-page-break/><text:s text:c="2"/>// jeśli klikniemy przycisk to się uruchomi ten skrypt</text:p>
      <text:p text:style-name="P1"><text:s text:c="2"/>// tone - częstotliwość w Hz</text:p>
      <text:p text:style-name="P1"><text:s text:c="2"/>// noTone - przestaje grać</text:p>
      <text:p text:style-name="P1"><text:s text:c="2"/>// od val1 zależy częstotliwość dźwięku, a od val2 - długość.</text:p>
      <text:p text:style-name="P1"><text:s text:c="2"/>if (buttonState1 == HIGH) {</text:p>
      <text:p text:style-name="P1"><text:s text:c="4"/>tone(buzzer, val1+130);</text:p>
      <text:p text:style-name="P1"><text:s text:c="4"/>delay(val2);</text:p>
      <text:p text:style-name="P1"><text:s text:c="4"/>noTone(buzzer);</text:p>
      <text:p text:style-name="P1"><text:s text:c="2"/>} else {</text:p>
      <text:p text:style-name="P1"><text:s text:c="4"/>noTone(buzzer);</text:p>
      <text:p text:style-name="P1"><text:s text:c="2"/>}</text:p>
      <text:p text:style-name="P1"><text:s text:c="2"/></text:p>
      <text:p text:style-name="P1"><text:s text:c="2"/>if (buttonState2 == HIGH) {</text:p>
      <text:p text:style-name="P1"><text:s text:c="4"/>tone(buzzer, val1+147);</text:p>
      <text:p text:style-name="P1"><text:s text:c="4"/>delay(val2);</text:p>
      <text:p text:style-name="P1"><text:s text:c="4"/>noTone(buzzer);</text:p>
      <text:p text:style-name="P1"><text:s text:c="2"/>} else {</text:p>
      <text:p text:style-name="P1"><text:s text:c="4"/>noTone(buzzer);</text:p>
      <text:p text:style-name="P1"><text:s text:c="2"/>}</text:p>
      <text:p text:style-name="P1"/>
      <text:p text:style-name="P1"><text:s text:c="2"/>if (buttonState3 == HIGH) {</text:p>
      <text:p text:style-name="P1"><text:s text:c="4"/>tone(buzzer, val1+165);</text:p>
      <text:p text:style-name="P1"><text:s text:c="4"/>delay(val2);</text:p>
      <text:p text:style-name="P1"><text:s text:c="4"/>noTone(buzzer);</text:p>
      <text:p text:style-name="P1"><text:s text:c="2"/>} else {</text:p>
      <text:p text:style-name="P1"><text:s text:c="4"/>noTone(buzzer);</text:p>
      <text:p text:style-name="P1"><text:s text:c="2"/>}</text:p>
      <text:p text:style-name="P1"/>
      <text:p text:style-name="P1"><text:s text:c="2"/>if (buttonState4 == HIGH) {</text:p>
      <text:p text:style-name="P1"><text:s text:c="4"/>tone(buzzer, val1+175);</text:p>
      <text:p text:style-name="P1"><text:s text:c="4"/>delay(val2);</text:p>
      <text:p text:style-name="P1"><text:s text:c="4"/>noTone(buzzer);</text:p>
      <text:p text:style-name="P1"><text:s text:c="2"/>} else {</text:p>
      <text:p text:style-name="P1"><text:s text:c="4"/>noTone(buzzer);</text:p>
      <text:p text:style-name="P1"><text:s text:c="2"/>}</text:p>
      <text:p text:style-name="P1"/>
      <text:p text:style-name="P1"><text:s text:c="2"/>if (buttonState5 == HIGH) {</text:p>
      <text:p text:style-name="P1"><text:s text:c="4"/>tone(buzzer, val1+196);</text:p>
      <text:p text:style-name="P1"><text:s text:c="4"/>delay(val2);</text:p>
      <text:p text:style-name="P1"><text:s text:c="4"/>noTone(buzzer);</text:p>
      <text:p text:style-name="P1"><text:s text:c="2"/>} else {</text:p>
      <text:p text:style-name="P1"><text:s text:c="4"/>noTone(buzzer);</text:p>
      <text:p text:style-name="P1"><text:s text:c="2"/>}</text:p>
      <text:p text:style-name="P1"/>
      <text:p text:style-name="P1"><text:s text:c="2"/>if (buttonState6 == HIGH) {</text:p>
      <text:p text:style-name="P1"><text:s text:c="4"/>tone(buzzer, val1+220);</text:p>
      <text:p text:style-name="P1"><text:s text:c="4"/>delay(val2);</text:p>
      <text:p text:style-name="P1"><text:s text:c="4"/>noTone(buzzer);</text:p>
      <text:p text:style-name="P1"><text:s text:c="2"/>} else {</text:p>
      <text:p text:style-name="P1"><text:s text:c="4"/>noTone(buzzer);</text:p>
      <text:p text:style-name="P1"><text:s text:c="2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17:04:08.562319000</meta:creation-date>
    <dc:date>2017-04-08T17:04:37.093452000</dc:date>
    <meta:editing-duration>PT30S</meta:editing-duration>
    <meta:editing-cycles>1</meta:editing-cycles>
    <meta:document-statistic meta:table-count="0" meta:image-count="0" meta:object-count="0" meta:page-count="2" meta:paragraph-count="93" meta:word-count="362" meta:character-count="2661" meta:non-whitespace-character-count="2133"/>
    <meta:generator>LibreOffice_Vanilla/5.2.3.5$MacOSX_X86_64 LibreOffice_project/83adc9c35c74e0badc710d981405858b1179a327</meta:generator>
  </office:meta>
</office:document-meta>
</file>